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45cm"/>
    </style:style>
    <style:style style:name="co3" style:family="table-column">
      <style:table-column-properties fo:break-before="auto" style:column-width="2.5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29.2cm" svg:height="13.802cm" svg:x="4.341cm" svg:y="5.378cm">
            <draw:object draw:notify-on-update-of-ranges="Hoja1.A1:Hoja1.A2 Hoja1.A3:Hoja1.A9 Hoja1.B2:Hoja1.B2 Hoja1.B3:Hoja1.B9 Hoja1.A3:Hoja1.A9 Hoja1.C2:Hoja1.C2 Hoja1.C3:Hoja1.C9 Hoja1.E3:Hoja1.E9 Hoja1.F2:Hoja1.F2 Hoja1.F3:Hoja1.F9 Hoja1.E3:Hoja1.E9 Hoja1.G2:Hoja1.G2 Hoja1.G3:Hoja1.G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Type 1</text:p>
          </table:table-cell>
          <table:table-cell table:style-name="ce1" table:number-columns-repeated="3"/>
          <table:table-cell table:style-name="ce1" office:value-type="string">
            <text:p>Type 2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Bytes</text:p>
          </table:table-cell>
          <table:table-cell table:style-name="ce1" office:value-type="string">
            <text:p>me+precincts. Type 1</text:p>
          </table:table-cell>
          <table:table-cell table:style-name="ce1" office:value-type="string">
            <text:p>trunc. Type 1</text:p>
          </table:table-cell>
          <table:table-cell table:style-name="ce1"/>
          <table:table-cell table:style-name="ce1" office:value-type="string">
            <text:p>Bytes</text:p>
          </table:table-cell>
          <table:table-cell table:style-name="ce1" office:value-type="string">
            <text:p>me+precincts. Type 2</text:p>
          </table:table-cell>
          <table:table-cell table:style-name="ce1" office:value-type="string">
            <text:p>trunc. Type 2</text:p>
          </table:table-cell>
        </table:table-row>
        <table:table-row table:style-name="ro1">
          <table:table-cell office:value-type="float" office:value="5021">
            <text:p>5021</text:p>
          </table:table-cell>
          <table:table-cell office:value-type="float" office:value="29.873826">
            <text:p>29,873826</text:p>
          </table:table-cell>
          <table:table-cell office:value-type="float" office:value="11.747863">
            <text:p>11,747863</text:p>
          </table:table-cell>
          <table:table-cell/>
          <table:table-cell office:value-type="float" office:value="5041">
            <text:p>5041</text:p>
          </table:table-cell>
          <table:table-cell office:value-type="float" office:value="30.586431">
            <text:p>30,586431</text:p>
          </table:table-cell>
          <table:table-cell office:value-type="float" office:value="11.798384">
            <text:p>11,798384</text:p>
          </table:table-cell>
        </table:table-row>
        <table:table-row table:style-name="ro1">
          <table:table-cell office:value-type="float" office:value="10023">
            <text:p>10023</text:p>
          </table:table-cell>
          <table:table-cell office:value-type="float" office:value="30.001134">
            <text:p>30,001134</text:p>
          </table:table-cell>
          <table:table-cell office:value-type="float" office:value="12.673745">
            <text:p>12,673745</text:p>
          </table:table-cell>
          <table:table-cell/>
          <table:table-cell office:value-type="float" office:value="10057">
            <text:p>10057</text:p>
          </table:table-cell>
          <table:table-cell office:value-type="float" office:value="31.110679">
            <text:p>31,110679</text:p>
          </table:table-cell>
          <table:table-cell office:value-type="float" office:value="12.673745">
            <text:p>12,673745</text:p>
          </table:table-cell>
        </table:table-row>
        <table:table-row table:style-name="ro1">
          <table:table-cell office:value-type="float" office:value="25125">
            <text:p>25125</text:p>
          </table:table-cell>
          <table:table-cell office:value-type="float" office:value="30.905191">
            <text:p>30,905191</text:p>
          </table:table-cell>
          <table:table-cell office:value-type="float" office:value="26.43756">
            <text:p>26,43756</text:p>
          </table:table-cell>
          <table:table-cell/>
          <table:table-cell office:value-type="float" office:value="25035">
            <text:p>25035</text:p>
          </table:table-cell>
          <table:table-cell office:value-type="float" office:value="31.67993">
            <text:p>31,67993</text:p>
          </table:table-cell>
          <table:table-cell office:value-type="float" office:value="26.43756">
            <text:p>26,43756</text:p>
          </table:table-cell>
        </table:table-row>
        <table:table-row table:style-name="ro1">
          <table:table-cell table:style-name="ce1" office:value-type="float" office:value="50908">
            <text:p>50908</text:p>
          </table:table-cell>
          <table:table-cell table:number-columns-repeated="2" table:style-name="ce1" office:value-type="float" office:value="32.125183">
            <text:p>32,125183</text:p>
          </table:table-cell>
          <table:table-cell/>
          <table:table-cell table:style-name="ce1" office:value-type="float" office:value="50908">
            <text:p>50908</text:p>
          </table:table-cell>
          <table:table-cell table:number-columns-repeated="2" table:style-name="ce1" office:value-type="float" office:value="32.125183">
            <text:p>32,125183</text:p>
          </table:table-cell>
        </table:table-row>
        <table:table-row table:style-name="ro1">
          <table:table-cell office:value-type="float" office:value="100240">
            <text:p>100240</text:p>
          </table:table-cell>
          <table:table-cell office:value-type="float" office:value="35.127206">
            <text:p>35,127206</text:p>
          </table:table-cell>
          <table:table-cell office:value-type="float" office:value="35.129693">
            <text:p>35,129693</text:p>
          </table:table-cell>
          <table:table-cell/>
          <table:table-cell office:value-type="float" office:value="100097">
            <text:p>100097</text:p>
          </table:table-cell>
          <table:table-cell office:value-type="float" office:value="35.161149">
            <text:p>35,161149</text:p>
          </table:table-cell>
          <table:table-cell office:value-type="float" office:value="35.120522">
            <text:p>35,120522</text:p>
          </table:table-cell>
        </table:table-row>
        <table:table-row table:style-name="ro1">
          <table:table-cell office:value-type="float" office:value="150021">
            <text:p>150021</text:p>
          </table:table-cell>
          <table:table-cell office:value-type="float" office:value="37.306505">
            <text:p>37,306505</text:p>
          </table:table-cell>
          <table:table-cell office:value-type="float" office:value="37.2989">
            <text:p>37,2989</text:p>
          </table:table-cell>
          <table:table-cell/>
          <table:table-cell office:value-type="float" office:value="150359">
            <text:p>150359</text:p>
          </table:table-cell>
          <table:table-cell office:value-type="float" office:value="37.334157">
            <text:p>37,334157</text:p>
          </table:table-cell>
          <table:table-cell office:value-type="float" office:value="37.307946">
            <text:p>37,307946</text:p>
          </table:table-cell>
        </table:table-row>
        <table:table-row table:style-name="ro1">
          <table:table-cell office:value-type="float" office:value="200715">
            <text:p>200715</text:p>
          </table:table-cell>
          <table:table-cell office:value-type="float" office:value="38.918649">
            <text:p>38,918649</text:p>
          </table:table-cell>
          <table:table-cell office:value-type="float" office:value="38.93414">
            <text:p>38,93414</text:p>
          </table:table-cell>
          <table:table-cell/>
          <table:table-cell office:value-type="float" office:value="200339">
            <text:p>200339</text:p>
          </table:table-cell>
          <table:table-cell office:value-type="float" office:value="38.915718">
            <text:p>38,915718</text:p>
          </table:table-cell>
          <table:table-cell office:value-type="float" office:value="38.921387">
            <text:p>38,921387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Hernández</meta:initial-creator>
    <meta:creation-date>2013-10-09T13:28:50</meta:creation-date>
    <dc:date>2013-10-09T14:00:29</dc:date>
    <dc:creator>José Hernández</dc:creator>
    <meta:editing-duration>PT30M56S</meta:editing-duration>
    <meta:editing-cycles>8</meta:editing-cycles>
    <meta:generator>LibreOffice/3.5$Linux_X86_64 LibreOffice_project/350m1$Build-2</meta:generator>
    <meta:document-statistic meta:table-count="3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201cm" svg:height="13.803cm" xlink:href=".." xlink:type="simple" chart:class="chart:scatter" chart:style-name="ch1">
        <chart:legend chart:legend-position="end" svg:x="24.497cm" svg:y="5.855cm" style:legend-expansion="high" chart:style-name="ch2"/>
        <chart:plot-area chart:style-name="ch3" table:cell-range-address="Hoja1.A1:Hoja1.A9 Hoja1.B2:Hoja1.C9 Hoja1.F2:Hoja1.G9" chart:data-source-has-labels="row" svg:x="1.595cm" svg:y="1.239cm" svg:width="21.734cm" svg:height="11.307cm">
          <chartooo:coordinate-region svg:x="2.216cm" svg:y="1.438cm" svg:width="20.556cm" svg:height="10.461cm"/>
          <chart:axis chart:dimension="x" chart:name="primary-x" chart:style-name="ch4">
            <chart:title svg:x="12.008cm" svg:y="12.822cm" chart:style-name="ch5">
              <text:p>Bytes</text:p>
            </chart:title>
          </chart:axis>
          <chart:axis chart:dimension="y" chart:name="primary-y" chart:style-name="ch6">
            <chart:title svg:x="0.451cm" svg:y="7.399cm" chart:style-name="ch7">
              <text:p>PSNR</text:p>
            </chart:title>
            <chart:grid chart:style-name="ch8" chart:class="major"/>
          </chart:axis>
          <chart:series chart:style-name="ch9" chart:values-cell-range-address="Hoja1.B3:Hoja1.B9" chart:label-cell-address="Hoja1.B2:Hoja1.B2" chart:class="chart:scatter">
            <chart:domain table:cell-range-address="Hoja1.A3:Hoja1.A9"/>
            <chart:data-point chart:repeated="7"/>
          </chart:series>
          <chart:series chart:style-name="ch10" chart:values-cell-range-address="Hoja1.C3:Hoja1.C9" chart:label-cell-address="Hoja1.C2:Hoja1.C2" chart:class="chart:scatter">
            <chart:data-point chart:repeated="7"/>
          </chart:series>
          <chart:series chart:style-name="ch11" chart:values-cell-range-address="Hoja1.F3:Hoja1.F9" chart:label-cell-address="Hoja1.F2:Hoja1.F2" chart:class="chart:scatter">
            <chart:domain table:cell-range-address="Hoja1.E3:Hoja1.E9"/>
            <chart:data-point chart:repeated="7"/>
          </chart:series>
          <chart:series chart:style-name="ch12" chart:values-cell-range-address="Hoja1.G3:Hoja1.G9" chart:label-cell-address="Hoja1.G2:Hoja1.G2" chart:class="chart:scatter">
            <chart:domain table:cell-range-address="Hoja1.E3:Hoja1.E9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me+precincts. Type 1</text:p>
                <draw:g>
                  <svg:desc>Hoja1.B2:Hoja1.B2</svg:desc>
                </draw:g>
              </table:table-cell>
              <table:table-cell office:value-type="string">
                <text:p>trunc. Type 1</text:p>
                <draw:g>
                  <svg:desc>Hoja1.C2:Hoja1.C2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me+precincts. Type 2</text:p>
                <draw:g>
                  <svg:desc>Hoja1.F2:Hoja1.F2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trunc. Type 2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21">
                <text:p>5021</text:p>
                <draw:g>
                  <svg:desc>Hoja1.A3:Hoja1.A9</svg:desc>
                </draw:g>
              </table:table-cell>
              <table:table-cell office:value-type="float" office:value="29.873826">
                <text:p>29.873826</text:p>
                <draw:g>
                  <svg:desc>Hoja1.B3:Hoja1.B9</svg:desc>
                </draw:g>
              </table:table-cell>
              <table:table-cell office:value-type="float" office:value="11.747863">
                <text:p>11.747863</text:p>
                <draw:g>
                  <svg:desc>Hoja1.C3:Hoja1.C9</svg:desc>
                </draw:g>
              </table:table-cell>
              <table:table-cell office:value-type="float" office:value="5041">
                <text:p>5041</text:p>
                <draw:g>
                  <svg:desc>Hoja1.E3:Hoja1.E9</svg:desc>
                </draw:g>
              </table:table-cell>
              <table:table-cell office:value-type="float" office:value="30.586431">
                <text:p>30.586431</text:p>
                <draw:g>
                  <svg:desc>Hoja1.F3:Hoja1.F9</svg:desc>
                </draw:g>
              </table:table-cell>
              <table:table-cell office:value-type="float" office:value="5041">
                <text:p>5041</text:p>
                <draw:g>
                  <svg:desc>Hoja1.E3:Hoja1.E9</svg:desc>
                </draw:g>
              </table:table-cell>
              <table:table-cell office:value-type="float" office:value="11.798384">
                <text:p>11.798384</text:p>
                <draw:g>
                  <svg:desc>Hoja1.G3:Hoja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23">
                <text:p>10023</text:p>
              </table:table-cell>
              <table:table-cell office:value-type="float" office:value="30.001134">
                <text:p>30.001134</text:p>
              </table:table-cell>
              <table:table-cell office:value-type="float" office:value="12.673745">
                <text:p>12.673745</text:p>
              </table:table-cell>
              <table:table-cell office:value-type="float" office:value="10057">
                <text:p>10057</text:p>
              </table:table-cell>
              <table:table-cell office:value-type="float" office:value="31.110679">
                <text:p>31.110679</text:p>
              </table:table-cell>
              <table:table-cell office:value-type="float" office:value="10057">
                <text:p>10057</text:p>
              </table:table-cell>
              <table:table-cell office:value-type="float" office:value="12.673745">
                <text:p>12.673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25">
                <text:p>25125</text:p>
              </table:table-cell>
              <table:table-cell office:value-type="float" office:value="30.905191">
                <text:p>30.905191</text:p>
              </table:table-cell>
              <table:table-cell office:value-type="float" office:value="26.43756">
                <text:p>26.43756</text:p>
              </table:table-cell>
              <table:table-cell office:value-type="float" office:value="25035">
                <text:p>25035</text:p>
              </table:table-cell>
              <table:table-cell office:value-type="float" office:value="31.67993">
                <text:p>31.67993</text:p>
              </table:table-cell>
              <table:table-cell office:value-type="float" office:value="25035">
                <text:p>25035</text:p>
              </table:table-cell>
              <table:table-cell office:value-type="float" office:value="26.43756">
                <text:p>26.43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908">
                <text:p>50908</text:p>
              </table:table-cell>
              <table:table-cell office:value-type="float" office:value="32.125183">
                <text:p>32.125183</text:p>
              </table:table-cell>
              <table:table-cell office:value-type="float" office:value="32.125183">
                <text:p>32.125183</text:p>
              </table:table-cell>
              <table:table-cell office:value-type="float" office:value="50908">
                <text:p>50908</text:p>
              </table:table-cell>
              <table:table-cell office:value-type="float" office:value="32.125183">
                <text:p>32.125183</text:p>
              </table:table-cell>
              <table:table-cell office:value-type="float" office:value="50908">
                <text:p>50908</text:p>
              </table:table-cell>
              <table:table-cell office:value-type="float" office:value="32.125183">
                <text:p>32.125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240">
                <text:p>100240</text:p>
              </table:table-cell>
              <table:table-cell office:value-type="float" office:value="35.127206">
                <text:p>35.127206</text:p>
              </table:table-cell>
              <table:table-cell office:value-type="float" office:value="35.129693">
                <text:p>35.129693</text:p>
              </table:table-cell>
              <table:table-cell office:value-type="float" office:value="100097">
                <text:p>100097</text:p>
              </table:table-cell>
              <table:table-cell office:value-type="float" office:value="35.161149">
                <text:p>35.161149</text:p>
              </table:table-cell>
              <table:table-cell office:value-type="float" office:value="100097">
                <text:p>100097</text:p>
              </table:table-cell>
              <table:table-cell office:value-type="float" office:value="35.120522">
                <text:p>35.120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21">
                <text:p>150021</text:p>
              </table:table-cell>
              <table:table-cell office:value-type="float" office:value="37.306505">
                <text:p>37.306505</text:p>
              </table:table-cell>
              <table:table-cell office:value-type="float" office:value="37.2989">
                <text:p>37.2989</text:p>
              </table:table-cell>
              <table:table-cell office:value-type="float" office:value="150359">
                <text:p>150359</text:p>
              </table:table-cell>
              <table:table-cell office:value-type="float" office:value="37.334157">
                <text:p>37.334157</text:p>
              </table:table-cell>
              <table:table-cell office:value-type="float" office:value="150359">
                <text:p>150359</text:p>
              </table:table-cell>
              <table:table-cell office:value-type="float" office:value="37.307946">
                <text:p>37.307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715">
                <text:p>200715</text:p>
              </table:table-cell>
              <table:table-cell office:value-type="float" office:value="38.918649">
                <text:p>38.918649</text:p>
              </table:table-cell>
              <table:table-cell office:value-type="float" office:value="38.93414">
                <text:p>38.93414</text:p>
              </table:table-cell>
              <table:table-cell office:value-type="float" office:value="200339">
                <text:p>200339</text:p>
              </table:table-cell>
              <table:table-cell office:value-type="float" office:value="38.915718">
                <text:p>38.915718</text:p>
              </table:table-cell>
              <table:table-cell office:value-type="float" office:value="200339">
                <text:p>200339</text:p>
              </table:table-cell>
              <table:table-cell office:value-type="float" office:value="38.921387">
                <text:p>38.921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